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0000003300A58CC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5983b0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gradient" draw:fill-color="#729fcf" draw:fill-gradient-name="Gradient_20_20" draw:opacity="100%" draw:textarea-horizontal-align="justify" draw:textarea-vertical-align="middle" draw:auto-grow-height="false" fo:min-height="22.609cm" fo:min-width="36.012cm" loext:decorative="fals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gradient" draw:fill-color="#729fcf" draw:fill-gradient-name="Gradient_20_2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137cm" svg:x="1cm" svg:y="6.401cm">
          <draw:image xlink:href="Pictures/1000000100000420000003300A58CC7B.png" xlink:type="simple" xlink:show="embed" xlink:actuate="onLoad" draw:mime-type="image/png">
            <text:p/>
          </draw:image>
        </draw:frame>
        <draw:custom-shape draw:style-name="gr2" draw:text-style-name="P2" draw:layer="layout" svg:width="36.512cm" svg:height="22.859cm" svg:x="-6.937cm" svg:y="-1.2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0" draw:display-name="Gradient 20" draw:style="linear" draw:start-color="#bf0041" draw:end-color="#052f5b" draw:start-intensity="100%" draw:end-intensity="100%" draw:angle="30deg" draw:border="0%">
      <loext:gradient-stop svg:offset="0" loext:color-type="rgb" loext:color-value="#bf0041"/>
      <loext:gradient-stop svg:offset="1" loext:color-type="rgb" loext:color-value="#052f5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0T19:22:00.409259022</dc:date>
    <meta:editing-duration>PT3M26S</meta:editing-duration>
    <meta:editing-cycles>3</meta:editing-cycles>
    <meta:generator>LibreOffice/7.6.7.2$Linux_X86_64 LibreOffice_project/60$Build-2</meta:generator>
    <meta:document-statistic meta:object-count="2"/>
  </office:meta>
</office:document-meta>
</file>